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rabalhadores da Luz e o karma familiar</text:h>
      <text:p text:style-name="P2">Maiana Lena</text:p>
      <text:p text:style-name="P2">Os trabalhadores da Luz muitas vezes carregam dentro de si uma missão em relação a seus pais ou família biológica. Quando eles vêm para a Terra, têm a intenção específica de despertar, de ajudar no processo de libertação da consciência baseada no ego e plantar as sementes da consciência de Cristo na família onde retornam. Mais forte do que os outros, os trabalhadores da luz querem ensinar e curar, ajudando-os a crescer em direção a uma consciência baseada no coração e no resgate do amor por si mesmos.<text:line-break/>Por essa razão, muitas almas Trabalhadoras da Luz nascem com os pais ou em famílias que são fortemente presos na realidade da consciência baseada no ego. Sendo a intenção dos trabalhadores da luz romper padrões de energia presos e rígidos, eles são atraídos como um ímã para “situações – problema”, em que a energia está estagnada, como em um beco sem saída. Normalmente o ambiente é de escuridão e desarmonia. O trabalhador da luz vem com certa consciência espiritual, que ele é “diferente”, não cabendo nas expectativas da família ou em suas sendo visto como um estranho naquele ambiente familiar.</text:p>
      <text:p text:style-name="P2">O trabalhador da luz desde tenra idade de alguma forma irá, desafiar os pressupostos básicos da família sobre a vida. Ele quase instintivamente vai fazer de tudo para obter a sua energia ( sua verdade) de volta e fazê-la fluir novamente. E neste processo geralmente há um grande desafio envolvido. Este desafio se mostra a nível espiritual onde frequências extremamente negativas dentro do âmbito familiar se agregam a frequência energética do trabalhador da luz levando-o a experimentar grande sofrimento.<text:line-break/>Os pais podem ver esta criança como uma “estranha” onde sua presença pode perturbar de alguma forma o âmbito familiar. Quando a beleza interior e a pureza da criança Trabalhadora da Luz não é reconhecida como tal, ela, muitas vezes, pode se perder nas emoções de solidão e até mesmo depressão. Quando isso ocorre ela terá que aos poucos reconectar-se com seus guias amparadores para seguir com sua missão.<text:line-break/>No inicio da sua encarnação os trabalhadores da luz tem a confiança lá no fundo, que eles vão encontrar o seu caminho e superar a limitação da energia de sua família biológica. No entanto, gradativamente eles se verão expostos aos mesmos dilemas e confusões como qualquer outra criança. Em certo sentido, eles experimentam essa confusão mais profunda e intensamente.</text:p>
      <text:p text:style-name="P2">A razão disso é que eles são espiritualmente almas conscientes, muitas vezes mais antigas e mais sábias do que seus pais, estando conscientes de que “algo não está certo”, sobre a energia de seu ambiente. No plano interno eles colidem frontalmente com as energias dos pais, sem entender a ressonância com sua mentalidade ou comportamento.<text:line-break/>Esse embate causa grande angústia interna tendo em vista a sensibilidade que suas almas comportam. Eles têm que encontrar uma maneira de sobreviver emocionalmente, lidar com o fato de que eles amam os pais e que são muito diferentes deles. Este processo da busca da afeição dos pais pode se estender por muitos anos até que sua consciência seja novamente desperta para o objetivo de estar ali. Isso faz eclodir muitos problemas psicológicos e emocionais nos trabalhadores da luz que variam entre solidão, insegurança, medo, culpa, dependência, depressão e autodestruição.</text:p>
      <text:p text:style-name="P2">Assim, sua viagem à Terra e aos lugares de trevas onde a energia é presa e hostil não é sem risco. É uma missão perigosa. É uma missão de coragem. O ambiente em que os trabalhadores da luz vão <text:soft-page-break/>começar a sua jornada é inóspito e eles não se sentem em casa. Eles terão que criar a energia de um lar para si mesmos, apenas com seus próprios sentimentos e usando a intuição como guia. Eles terão que criar o seu próprio lar interno para que sua alma possa seguir o seu propósito divino.<text:line-break/>Como trabalhadores da luz, eles são mestres em quebrar as barreiras de velhos padrões de pensamento sufocantes e liberar velhas energias aprisionadas. Esta é uma missão kármica à qual um trabalhador da luz não pode fugir porque faz parte do seu crescimento e aprendizado. É a luta por si mesmo que marca o verdadeiro guerreiro que ele é. Ele terá que encontrar o caminho por si mesmo e depois de ter feito isso irá atrair espíritos de pensamento similar em sua vida, as pessoas que refletem seu estado desperto de ser onde então poderão voltar para casa.</text:p>
      <text:p text:style-name="P2">EU SOU Maiana Lena, consciência unificada na missão de servir a luz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30:49.958236303</meta:creation-date>
    <dc:date>2019-03-07T17:31:39.910006482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" meta:word-count="751" meta:character-count="4450" meta:non-whitespace-character-count="3705"/>
  </office:meta>
</office:document-meta>
</file>